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star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3.858cm" svg:height="1.28cm" svg:x="0.635cm" svg:y="0.635cm">
          <text:p text:style-name="P1">Expression</text:p>
          <draw:enhanced-geometry svg:viewBox="0 0 21600 21600" draw:type="rectangle" draw:enhanced-path="M 0 0 L 21600 0 21600 21600 0 21600 0 0 Z N"/>
        </draw:custom-shape>
        <draw:frame draw:style-name="gr2" draw:layer="layout" svg:width="4.934cm" svg:height="1.025cm" svg:x="4.449cm" svg:y="24.552cm">
          <draw:text-box>
            <text:p>= may-contain</text:p>
          </draw:text-box>
        </draw:frame>
        <draw:custom-shape draw:style-name="gr3" draw:text-style-name="P1" draw:id="id8" draw:layer="layout" svg:width="9.247cm" svg:height="1.233cm" svg:x="11.678cm" svg:y="9.442cm">
          <text:p text:style-name="P1">Non-Boolean Expressions</text:p>
          <draw:enhanced-geometry svg:viewBox="0 0 21600 21600" draw:type="rectangle" draw:enhanced-path="M 0 0 L 21600 0 21600 21600 0 21600 0 0 Z N"/>
        </draw:custom-shape>
        <draw:custom-shape draw:style-name="gr4" draw:text-style-name="P1" draw:id="id7" draw:layer="layout" svg:width="7.741cm" svg:height="1.233cm" svg:x="8.957cm" svg:y="11.566cm">
          <text:p text:style-name="P1">Boolean Expressions</text:p>
          <draw:enhanced-geometry svg:viewBox="0 0 21600 21600" draw:type="rectangle" draw:enhanced-path="M 0 0 L 21600 0 21600 21600 0 21600 0 0 Z N"/>
        </draw:custom-shape>
        <draw:line draw:style-name="gr5" draw:layer="layout" svg:x1="0.635cm" svg:y1="25.138cm" svg:x2="3.418cm" svg:y2="25.138cm">
          <text:p/>
        </draw:line>
        <draw:custom-shape draw:style-name="gr1" draw:text-style-name="P1" draw:id="id2" draw:layer="layout" svg:width="4.953cm" svg:height="1.233cm" svg:x="7.614cm" svg:y="0.635cm">
          <text:p text:style-name="P1">Literal val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1.401cm" svg:height="1.818cm" svg:x="7.509cm" svg:y="2.191cm">
          <text:p text:style-name="P2"><text:s text:c="2"/>Structured value: </text:p>
          <text:p text:style-name="P3"><text:s text:c="2"/>List, Tuple, Map, Set, Rel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459cm" svg:height="1.233cm" svg:x="7.63cm" svg:y="4.261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0.259cm" svg:height="1.233cm" svg:x="7.6cm" svg:y="5.702cm">
          <text:p text:style-name="P1">Call: function or constructo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7.415cm" svg:height="1.233cm" svg:x="7.526cm" svg:y="7.239cm">
          <text:p text:style-name="P1">Operator expression</text:p>
          <draw:enhanced-geometry svg:viewBox="0 0 21600 21600" draw:type="rectangle" draw:enhanced-path="M 0 0 L 21600 0 21600 21600 0 21600 0 0 Z N"/>
        </draw:custom-shape>
        <draw:connector draw:style-name="gr5" draw:layer="layout" draw:type="curve" svg:x1="4.493cm" svg:y1="1.275cm" svg:x2="7.614cm" svg:y2="1.251cm" draw:start-shape="id1" draw:start-glue-point="1" draw:end-shape="id2" svg:d="m4493 1275c2340 0 780-24 3121-24">
          <text:p/>
        </draw:connector>
        <draw:connector draw:style-name="gr5" draw:layer="layout" draw:type="curve" svg:x1="4.493cm" svg:y1="1.275cm" svg:x2="7.509cm" svg:y2="3.1cm" draw:start-shape="id1" draw:start-glue-point="1" draw:end-shape="id3" draw:end-glue-point="3" svg:d="m4493 1275c2262 0 754 1825 3016 1825">
          <text:p/>
        </draw:connector>
        <draw:connector draw:style-name="gr5" draw:layer="layout" draw:type="curve" draw:line-skew="-0.375cm" svg:x1="4.493cm" svg:y1="1.275cm" svg:x2="7.63cm" svg:y2="4.877cm" draw:start-shape="id1" draw:start-glue-point="1" draw:end-shape="id4" draw:end-glue-point="3" svg:d="m4493 1275c1789 0 221 3602 3137 3602">
          <text:p/>
        </draw:connector>
        <draw:connector draw:style-name="gr5" draw:layer="layout" draw:type="curve" draw:line-skew="-0.442cm" svg:x1="4.493cm" svg:y1="1.275cm" svg:x2="7.6cm" svg:y2="6.318cm" draw:start-shape="id1" draw:start-glue-point="1" draw:end-shape="id5" draw:end-glue-point="3" svg:d="m4493 1275c1666 0 113 5043 3107 5043">
          <text:p/>
        </draw:connector>
        <draw:connector draw:style-name="gr5" draw:layer="layout" draw:type="curve" draw:line-skew="-0.562cm" svg:x1="4.493cm" svg:y1="1.275cm" svg:x2="7.526cm" svg:y2="7.855cm" draw:start-shape="id1" draw:start-glue-point="1" draw:end-shape="id6" draw:end-glue-point="3" svg:d="m4493 1275c1431 0-85 6580 3033 6580">
          <text:p/>
        </draw:connector>
        <draw:connector draw:style-name="gr5" draw:layer="layout" draw:type="curve" svg:x1="11.233cm" svg:y1="8.472cm" svg:x2="8.957cm" svg:y2="12.182cm" draw:start-shape="id6" draw:start-glue-point="2" draw:end-shape="id7" draw:end-glue-point="3" svg:d="m11233 8472c0 2319-1389 1932-2147 2280s-882 1430-129 1430">
          <text:p/>
        </draw:connector>
        <draw:connector draw:style-name="gr5" draw:layer="layout" draw:type="curve" svg:x1="14.941cm" svg:y1="7.855cm" svg:x2="16.301cm" svg:y2="9.442cm" draw:start-shape="id6" draw:start-glue-point="1" draw:end-shape="id8" svg:d="m14941 7855c907 0 1360 529 1360 1587">
          <text:p/>
        </draw:connector>
        <draw:custom-shape draw:style-name="gr4" draw:text-style-name="P1" draw:id="id9" draw:layer="layout" svg:width="2.281cm" svg:height="1.233cm" svg:x="4.333cm" svg:y="17.737cm">
          <text:p text:style-name="P1">Visit </text:p>
          <draw:enhanced-geometry svg:viewBox="0 0 21600 21600" draw:type="rectangle" draw:enhanced-path="M 0 0 L 21600 0 21600 21600 0 21600 0 0 Z N"/>
        </draw:custom-shape>
        <draw:connector draw:style-name="gr5" draw:layer="layout" draw:type="curve" svg:x1="2.564cm" svg:y1="1.915cm" svg:x2="4.333cm" svg:y2="18.353cm" draw:start-shape="id1" draw:start-glue-point="2" draw:end-shape="id9" draw:end-glue-point="3" svg:d="m2564 1915c0 10959 589 16438 1769 16438">
          <text:p/>
        </draw:connector>
        <draw:custom-shape draw:style-name="gr4" draw:text-style-name="P1" draw:id="id10" draw:layer="layout" svg:width="3.968cm" svg:height="1.233cm" svg:x="4.141cm" svg:y="11.576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2" draw:layer="layout" svg:width="5.659cm" svg:height="1.233cm" svg:x="4.265cm" svg:y="15.752cm">
          <text:p text:style-name="P1">Comprehensio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1" draw:layer="layout" svg:width="6.652cm" svg:height="1.233cm" svg:x="8.196cm" svg:y="14.05cm">
          <text:p text:style-name="P1">PatternWithActio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3" draw:layer="layout" svg:width="4.287cm" svg:height="1.233cm" svg:x="4.429cm" svg:y="19.529cm">
          <text:p text:style-name="P1">One and All</text:p>
          <draw:enhanced-geometry svg:viewBox="0 0 21600 21600" draw:type="rectangle" draw:enhanced-path="M 0 0 L 21600 0 21600 21600 0 21600 0 0 Z N"/>
        </draw:custom-shape>
        <draw:custom-shape draw:style-name="gr4" draw:text-style-name="P1" draw:id="id14" draw:layer="layout" svg:width="9.65cm" svg:height="1.233cm" svg:x="4.357cm" svg:y="21.159cm">
          <text:p text:style-name="P1">Statements as Expression</text:p>
          <draw:enhanced-geometry svg:viewBox="0 0 21600 21600" draw:type="rectangle" draw:enhanced-path="M 0 0 L 21600 0 21600 21600 0 21600 0 0 Z N"/>
        </draw:custom-shape>
        <draw:connector draw:style-name="gr5" draw:layer="layout" draw:type="curve" svg:x1="2.564cm" svg:y1="1.915cm" svg:x2="4.141cm" svg:y2="12.192cm" draw:start-shape="id1" draw:start-glue-point="2" draw:end-shape="id10" draw:end-glue-point="3" svg:d="m2564 1915c0 6852 525 10277 1577 10277">
          <text:p/>
        </draw:connector>
        <draw:connector draw:style-name="gr5" draw:layer="layout" draw:type="curve" svg:x1="6.125cm" svg:y1="12.809cm" svg:x2="8.196cm" svg:y2="14.666cm" draw:start-shape="id10" draw:start-glue-point="2" draw:end-shape="id11" draw:end-glue-point="3" svg:d="m6125 12809c0 1238 690 1857 2071 1857">
          <text:p/>
        </draw:connector>
        <draw:connector draw:style-name="gr5" draw:layer="layout" draw:type="curve" svg:x1="2.564cm" svg:y1="1.915cm" svg:x2="4.265cm" svg:y2="16.368cm" draw:start-shape="id1" draw:start-glue-point="2" draw:end-shape="id12" draw:end-glue-point="3" svg:d="m2564 1915c0 9636 567 14453 1701 14453">
          <text:p/>
        </draw:connector>
        <draw:connector draw:style-name="gr5" draw:layer="layout" draw:type="curve" svg:x1="2.564cm" svg:y1="1.915cm" svg:x2="4.429cm" svg:y2="20.145cm" draw:start-shape="id1" draw:start-glue-point="2" draw:end-shape="id13" draw:end-glue-point="3" svg:d="m2564 1915c0 12154 621 18230 1865 18230">
          <text:p/>
        </draw:connector>
        <draw:connector draw:style-name="gr5" draw:layer="layout" draw:type="curve" svg:x1="2.564cm" svg:y1="1.915cm" svg:x2="4.357cm" svg:y2="21.775cm" draw:start-shape="id1" draw:start-glue-point="2" draw:end-shape="id14" draw:end-glue-point="3" svg:d="m2564 1915c0 13240 597 19860 1793 19860">
          <text:p/>
        </draw:connector>
        <draw:custom-shape draw:style-name="gr6" draw:text-style-name="P1" draw:layer="layout" svg:width="0.7cm" svg:height="10.35cm" svg:x="16.847cm" svg:y="12.1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2.881cm" svg:height="2.049cm" svg:x="18.044cm" svg:y="16.108cm">
          <draw:text-box>
            <text:p>Less</text:p>
            <text:p>Famili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21$Build-9319</meta:generator>
    <meta:creation-date>2003-11-20T08:45:33</meta:creation-date>
    <dc:date>2009-10-10T23:12:38</dc:date>
    <dc:language>en-US</dc:language>
    <meta:editing-cycles>22</meta:editing-cycles>
    <meta:editing-duration>PT06H09M00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